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91000000217102F4DB27FCDA4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b05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b0f0"/>
    </style:style>
    <style:style style:name="gr10" style:family="graphic" style:parent-style-name="standard">
      <style:graphic-properties draw:stroke="none" draw:fill="solid" draw:fill-color="#ed7d31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solid" draw:fill-color="#00b050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text-properties fo:font-size="5pt" style:font-size-asian="5pt" style:font-size-complex="5pt"/>
    </style:style>
    <style:style style:name="P10" style:family="paragraph">
      <loext:graphic-properties draw:fill="solid" draw:fill-color="#00b0f0"/>
    </style:style>
    <style:style style:name="P11" style:family="paragraph">
      <loext:graphic-properties draw:fill="solid" draw:fill-color="#ed7d31"/>
    </style:style>
    <style:style style:name="T1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808080" loext:opacity="100%" style:font-name="Calibri1" fo:font-size="9.89999961853027pt" fo:font-weight="normal" style:font-name-asian="Calibri1" style:font-size-asian="9.89999961853027pt" style:font-weight-asian="normal" style:font-name-complex="Calibri1" style:font-size-complex="9.89999961853027pt" style:font-weight-complex="normal"/>
    </style:style>
    <style:style style:name="T3" style:family="text">
      <style:text-properties fo:color="#000000" loext:opacity="100%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4" style:family="text">
      <style:text-properties fo:color="#00b050" loext:opacity="100%" style:font-name="Calibri1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T5" style:family="text">
      <style:text-properties fo:color="#000000" loext:opacity="100%" style:font-name="Calibri1" fo:font-size="14.1000003814697pt" fo:font-weight="normal" style:font-name-asian="Calibri1" style:font-size-asian="14.1000003814697pt" style:font-weight-asian="normal" style:font-name-complex="Calibri1" style:font-size-complex="14.1000003814697pt" style:font-weight-complex="normal"/>
    </style:style>
    <style:style style:name="T6" style:family="text">
      <style:text-properties fo:color="#000000" loext:opacity="100%" style:font-name="Arial1" fo:font-size="14.1000003814697pt" fo:font-weight="normal" style:font-name-asian="Arial1" style:font-size-asian="14.1000003814697pt" style:font-weight-asian="normal" style:font-name-complex="Arial1" style:font-size-complex="14.1000003814697pt" style:font-weight-complex="normal"/>
    </style:style>
    <style:style style:name="T7" style:family="text">
      <style:text-properties fo:color="#000000" loext:opacity="100%" style:font-name="Calibri1" fo:font-size="5pt" fo:font-weight="normal" style:font-name-asian="Calibri1" style:font-size-asian="5pt" style:font-weight-asian="normal" style:font-name-complex="Calibri1" style:font-size-complex="5pt" style:font-weight-complex="normal"/>
    </style:style>
    <style:style style:name="T8" style:family="text">
      <style:text-properties fo:color="#00b0f0" loext:opacity="100%" style:font-name="Calibri1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T9" style:family="text">
      <style:text-properties fo:color="#ed7d31" loext:opacity="100%" style:font-name="Calibri1" fo:font-size="16pt" fo:font-weight="bold" style:font-name-asian="Calibri1" style:font-size-asian="16pt" style:font-weight-asian="bold" style:font-name-complex="Calibri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4.85cm" svg:height="0.431cm" svg:x="0.643cm" svg:y="28.592cm">
          <draw:image xlink:href="Pictures/1000000100000491000000217102F4DB27FCDA40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.503cm" svg:y="28.054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5cm" svg:height="0.352cm" svg:x="0.643cm" svg:y="28.671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1.877cm" svg:height="0.64cm" svg:x="4.632cm" svg:y="1.632cm">
          <draw:text-box>
            <text:p text:style-name="P2"><text:span text:style-name="T3">SQL PROJECT- MUSIC STORE DATA ANALYSIS </text:span></text:p>
          </draw:text-box>
        </draw:frame>
        <draw:polygon draw:style-name="gr5" draw:text-style-name="P6" draw:layer="layout" svg:width="4.903cm" svg:height="0.038cm" svg:x="8.053cm" svg:y="3.222cm" svg:viewBox="0 0 4904 39" draw:points="0,39 4904,39 4904,0 0,0">
          <text:p/>
        </draw:polygon>
        <draw:frame draw:style-name="gr6" draw:text-style-name="P7" draw:layer="layout" svg:width="5.014cm" svg:height="0.564cm" svg:x="8.054cm" svg:y="2.736cm">
          <draw:text-box>
            <text:p text:style-name="P2"><text:span text:style-name="T4">Question Set 1 - Easy </text:span></text:p>
          </draw:text-box>
        </draw:frame>
        <draw:frame draw:style-name="gr7" draw:text-style-name="P8" draw:layer="layout" svg:width="0.494cm" svg:height="0.497cm" svg:x="1.503cm" svg:y="3.748cm">
          <draw:text-box>
            <text:p text:style-name="P2"><text:span text:style-name="T5">1.</text:span></text:p>
          </draw:text-box>
        </draw:frame>
        <draw:frame draw:style-name="gr7" draw:text-style-name="P8" draw:layer="layout" svg:width="0.494cm" svg:height="0.556cm" svg:x="1.88cm" svg:y="3.671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0.678cm" svg:height="0.497cm" svg:x="2.139cm" svg:y="3.748cm">
          <draw:text-box>
            <text:p text:style-name="P2"><text:span text:style-name="T5">Who is the senior most employee based on job title? </text:span></text:p>
          </draw:text-box>
        </draw:frame>
        <draw:frame draw:style-name="gr7" draw:text-style-name="P8" draw:layer="layout" svg:width="0.494cm" svg:height="0.497cm" svg:x="1.503cm" svg:y="4.443cm">
          <draw:text-box>
            <text:p text:style-name="P2"><text:span text:style-name="T5">2.</text:span></text:p>
          </draw:text-box>
        </draw:frame>
        <draw:frame draw:style-name="gr7" draw:text-style-name="P8" draw:layer="layout" svg:width="0.494cm" svg:height="0.556cm" svg:x="1.88cm" svg:y="4.366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8.329cm" svg:height="0.497cm" svg:x="2.139cm" svg:y="4.443cm">
          <draw:text-box>
            <text:p text:style-name="P2"><text:span text:style-name="T5">Which countries have the most Invoices? </text:span></text:p>
          </draw:text-box>
        </draw:frame>
        <draw:frame draw:style-name="gr7" draw:text-style-name="P8" draw:layer="layout" svg:width="0.494cm" svg:height="0.497cm" svg:x="1.503cm" svg:y="5.137cm">
          <draw:text-box>
            <text:p text:style-name="P2"><text:span text:style-name="T5">3.</text:span></text:p>
          </draw:text-box>
        </draw:frame>
        <draw:frame draw:style-name="gr7" draw:text-style-name="P8" draw:layer="layout" svg:width="0.494cm" svg:height="0.556cm" svg:x="1.88cm" svg:y="5.06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7.863cm" svg:height="0.497cm" svg:x="2.139cm" svg:y="5.137cm">
          <draw:text-box>
            <text:p text:style-name="P2"><text:span text:style-name="T5">What are top 3 values of total invoice? </text:span></text:p>
          </draw:text-box>
        </draw:frame>
        <draw:frame draw:style-name="gr7" draw:text-style-name="P8" draw:layer="layout" svg:width="0.494cm" svg:height="0.497cm" svg:x="1.503cm" svg:y="5.827cm">
          <draw:text-box>
            <text:p text:style-name="P2"><text:span text:style-name="T5">4.</text:span></text:p>
          </draw:text-box>
        </draw:frame>
        <draw:frame draw:style-name="gr7" draw:text-style-name="P8" draw:layer="layout" svg:width="0.494cm" svg:height="0.556cm" svg:x="1.88cm" svg:y="5.75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7.719cm" svg:height="0.497cm" svg:x="2.139cm" svg:y="5.827cm">
          <draw:text-box>
            <text:p text:style-name="P2"><text:span text:style-name="T5">Which <text:s/>city <text:s/>has <text:s/>the <text:s/>best <text:s/>customers? <text:s/>We <text:s/>would <text:s/>like <text:s/>to <text:s/>throw <text:s/>a <text:s/>promotional <text:s/>Music </text:span></text:p>
          </draw:text-box>
        </draw:frame>
        <draw:frame draw:style-name="gr7" draw:text-style-name="P8" draw:layer="layout" svg:width="17.211cm" svg:height="0.497cm" svg:x="2.139cm" svg:y="6.521cm">
          <draw:text-box>
            <text:p text:style-name="P2"><text:span text:style-name="T5">Festival in the city we made the most money. Write a query that returns one city that </text:span></text:p>
          </draw:text-box>
        </draw:frame>
        <draw:frame draw:style-name="gr7" draw:text-style-name="P8" draw:layer="layout" svg:width="16.978cm" svg:height="0.497cm" svg:x="2.139cm" svg:y="7.215cm">
          <draw:text-box>
            <text:p text:style-name="P2"><text:span text:style-name="T5">has the highest sum of invoice totals. Return both the city name &amp; sum of all invoice </text:span></text:p>
          </draw:text-box>
        </draw:frame>
        <draw:frame draw:style-name="gr7" draw:text-style-name="P8" draw:layer="layout" svg:width="1.251cm" svg:height="0.497cm" svg:x="2.139cm" svg:y="7.91cm">
          <draw:text-box>
            <text:p text:style-name="P2"><text:span text:style-name="T5">totals </text:span></text:p>
          </draw:text-box>
        </draw:frame>
        <draw:frame draw:style-name="gr7" draw:text-style-name="P8" draw:layer="layout" svg:width="0.494cm" svg:height="0.497cm" svg:x="1.503cm" svg:y="8.605cm">
          <draw:text-box>
            <text:p text:style-name="P2"><text:span text:style-name="T5">5.</text:span></text:p>
          </draw:text-box>
        </draw:frame>
        <draw:frame draw:style-name="gr7" draw:text-style-name="P8" draw:layer="layout" svg:width="0.494cm" svg:height="0.556cm" svg:x="1.88cm" svg:y="8.528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7.731cm" svg:height="0.497cm" svg:x="2.139cm" svg:y="8.605cm">
          <draw:text-box>
            <text:p text:style-name="P2"><text:span text:style-name="T5">Who <text:s/>is <text:s/>the <text:s/>best <text:s/>customer? <text:s/>The <text:s/>customer <text:s/>who <text:s/>has <text:s/>spent <text:s/>the <text:s/>most <text:s/>money <text:s/>will <text:s/>be </text:span></text:p>
          </draw:text-box>
        </draw:frame>
        <draw:frame draw:style-name="gr7" draw:text-style-name="P8" draw:layer="layout" svg:width="17.202cm" svg:height="0.497cm" svg:x="2.139cm" svg:y="9.295cm">
          <draw:text-box>
            <text:p text:style-name="P2"><text:span text:style-name="T5">declared the best customer. Write a query that returns the person who has spent the </text:span></text:p>
          </draw:text-box>
        </draw:frame>
        <draw:frame draw:style-name="gr7" draw:text-style-name="P8" draw:layer="layout" svg:width="2.622cm" svg:height="0.497cm" svg:x="2.139cm" svg:y="9.985cm">
          <draw:text-box>
            <text:p text:style-name="P2"><text:span text:style-name="T5">most money </text:span></text:p>
          </draw:text-box>
        </draw:frame>
        <draw:frame draw:style-name="gr8" draw:text-style-name="P9" draw:layer="layout" svg:width="0.177cm" svg:height="0.183cm" svg:x="1.503cm" svg:y="10.9cm">
          <draw:text-box>
            <text:p text:style-name="P2"><text:span text:style-name="T7"><text:s/></text:span></text:p>
          </draw:text-box>
        </draw:frame>
        <draw:polygon draw:style-name="gr9" draw:text-style-name="P10" draw:layer="layout" svg:width="6.309cm" svg:height="0.038cm" svg:x="7.35cm" svg:y="11.977cm" svg:viewBox="0 0 6310 39" draw:points="0,39 6310,39 6310,0 0,0">
          <text:p/>
        </draw:polygon>
        <draw:frame draw:style-name="gr6" draw:text-style-name="P7" draw:layer="layout" svg:width="6.411cm" svg:height="0.564cm" svg:x="7.351cm" svg:y="11.492cm">
          <draw:text-box>
            <text:p text:style-name="P2"><text:span text:style-name="T8">Question Set 2 – Moderate </text:span></text:p>
          </draw:text-box>
        </draw:frame>
        <draw:frame draw:style-name="gr7" draw:text-style-name="P8" draw:layer="layout" svg:width="0.494cm" svg:height="0.497cm" svg:x="1.503cm" svg:y="12.504cm">
          <draw:text-box>
            <text:p text:style-name="P2"><text:span text:style-name="T5">1.</text:span></text:p>
          </draw:text-box>
        </draw:frame>
        <draw:frame draw:style-name="gr7" draw:text-style-name="P8" draw:layer="layout" svg:width="0.494cm" svg:height="0.556cm" svg:x="1.88cm" svg:y="12.427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7.951cm" svg:height="0.497cm" svg:x="2.139cm" svg:y="12.504cm">
          <draw:text-box>
            <text:p text:style-name="P2"><text:span text:style-name="T5">Write <text:s/>query <text:s/>to <text:s/>return <text:s/>the <text:s/>email, <text:s/>first <text:s/>name, <text:s/>last <text:s/>name, <text:s/>&amp; <text:s/>Genre <text:s/>of <text:s/>all <text:s/>Rock <text:s/>Music </text:span></text:p>
          </draw:text-box>
        </draw:frame>
        <draw:frame draw:style-name="gr7" draw:text-style-name="P8" draw:layer="layout" svg:width="14.628cm" svg:height="0.497cm" svg:x="2.139cm" svg:y="13.198cm">
          <draw:text-box>
            <text:p text:style-name="P2"><text:span text:style-name="T5">listeners. Return your list ordered alphabetically by email starting with A </text:span></text:p>
          </draw:text-box>
        </draw:frame>
        <draw:frame draw:style-name="gr7" draw:text-style-name="P8" draw:layer="layout" svg:width="0.494cm" svg:height="0.497cm" svg:x="1.503cm" svg:y="13.893cm">
          <draw:text-box>
            <text:p text:style-name="P2"><text:span text:style-name="T5">2.</text:span></text:p>
          </draw:text-box>
        </draw:frame>
        <draw:frame draw:style-name="gr7" draw:text-style-name="P8" draw:layer="layout" svg:width="0.494cm" svg:height="0.556cm" svg:x="1.88cm" svg:y="13.816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6.813cm" svg:height="0.497cm" svg:x="2.139cm" svg:y="13.893cm">
          <draw:text-box>
            <text:p text:style-name="P2"><text:span text:style-name="T5">Let's invite the artists who have written the most rock music in our dataset. Write a </text:span></text:p>
          </draw:text-box>
        </draw:frame>
        <draw:frame draw:style-name="gr7" draw:text-style-name="P8" draw:layer="layout" svg:width="16.317cm" svg:height="0.497cm" svg:x="2.139cm" svg:y="14.587cm">
          <draw:text-box>
            <text:p text:style-name="P2"><text:span text:style-name="T5">query that returns the Artist name and total track count of the top 10 rock bands </text:span></text:p>
          </draw:text-box>
        </draw:frame>
        <draw:frame draw:style-name="gr7" draw:text-style-name="P8" draw:layer="layout" svg:width="0.494cm" svg:height="0.497cm" svg:x="1.503cm" svg:y="15.282cm">
          <draw:text-box>
            <text:p text:style-name="P2"><text:span text:style-name="T5">3.</text:span></text:p>
          </draw:text-box>
        </draw:frame>
        <draw:frame draw:style-name="gr7" draw:text-style-name="P8" draw:layer="layout" svg:width="0.494cm" svg:height="0.556cm" svg:x="1.88cm" svg:y="15.205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7.676cm" svg:height="0.497cm" svg:x="2.139cm" svg:y="15.282cm">
          <draw:text-box>
            <text:p text:style-name="P2"><text:span text:style-name="T5">Return all the track names that have a song length longer than the average song length. </text:span></text:p>
          </draw:text-box>
        </draw:frame>
        <draw:frame draw:style-name="gr7" draw:text-style-name="P8" draw:layer="layout" svg:width="16.931cm" svg:height="0.497cm" svg:x="2.139cm" svg:y="15.972cm">
          <draw:text-box>
            <text:p text:style-name="P2"><text:span text:style-name="T5">Return the Name and Milliseconds for each track. Order by the song length with the </text:span></text:p>
          </draw:text-box>
        </draw:frame>
        <draw:frame draw:style-name="gr7" draw:text-style-name="P8" draw:layer="layout" svg:width="4.947cm" svg:height="0.497cm" svg:x="2.139cm" svg:y="16.662cm">
          <draw:text-box>
            <text:p text:style-name="P2"><text:span text:style-name="T5">longest songs listed first </text:span></text:p>
          </draw:text-box>
        </draw:frame>
        <draw:frame draw:style-name="gr8" draw:text-style-name="P9" draw:layer="layout" svg:width="0.177cm" svg:height="0.183cm" svg:x="1.503cm" svg:y="17.577cm">
          <draw:text-box>
            <text:p text:style-name="P2"><text:span text:style-name="T7"><text:s/></text:span></text:p>
          </draw:text-box>
        </draw:frame>
        <draw:polygon draw:style-name="gr10" draw:text-style-name="P11" draw:layer="layout" svg:width="5.979cm" svg:height="0.038cm" svg:x="7.515cm" svg:y="18.654cm" svg:viewBox="0 0 5980 39" draw:points="0,39 5980,39 5980,0 0,0">
          <text:p/>
        </draw:polygon>
        <draw:frame draw:style-name="gr6" draw:text-style-name="P7" draw:layer="layout" svg:width="6.085cm" svg:height="0.564cm" svg:x="7.516cm" svg:y="18.169cm">
          <draw:text-box>
            <text:p text:style-name="P2"><text:span text:style-name="T9">Question Set 3 – Advance </text:span></text:p>
          </draw:text-box>
        </draw:frame>
        <draw:frame draw:style-name="gr7" draw:text-style-name="P8" draw:layer="layout" svg:width="0.494cm" svg:height="0.497cm" svg:x="1.503cm" svg:y="19.181cm">
          <draw:text-box>
            <text:p text:style-name="P2"><text:span text:style-name="T5">1.</text:span></text:p>
          </draw:text-box>
        </draw:frame>
        <draw:frame draw:style-name="gr7" draw:text-style-name="P8" draw:layer="layout" svg:width="0.494cm" svg:height="0.556cm" svg:x="1.88cm" svg:y="19.104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6.762cm" svg:height="0.497cm" svg:x="2.139cm" svg:y="19.181cm">
          <draw:text-box>
            <text:p text:style-name="P2"><text:span text:style-name="T5">Find how much amount spent by each customer on artists? Write a query to return </text:span></text:p>
          </draw:text-box>
        </draw:frame>
        <draw:frame draw:style-name="gr7" draw:text-style-name="P8" draw:layer="layout" svg:width="8.93cm" svg:height="0.497cm" svg:x="2.139cm" svg:y="19.876cm">
          <draw:text-box>
            <text:p text:style-name="P2"><text:span text:style-name="T5">customer name, artist name and total spent </text:span></text:p>
          </draw:text-box>
        </draw:frame>
        <draw:frame draw:style-name="gr7" draw:text-style-name="P8" draw:layer="layout" svg:width="0.494cm" svg:height="0.497cm" svg:x="1.503cm" svg:y="20.57cm">
          <draw:text-box>
            <text:p text:style-name="P2"><text:span text:style-name="T5">2.</text:span></text:p>
          </draw:text-box>
        </draw:frame>
        <draw:frame draw:style-name="gr7" draw:text-style-name="P8" draw:layer="layout" svg:width="0.494cm" svg:height="0.556cm" svg:x="1.88cm" svg:y="20.493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7.676cm" svg:height="0.497cm" svg:x="2.139cm" svg:y="20.57cm">
          <draw:text-box>
            <text:p text:style-name="P2"><text:span text:style-name="T5">We want to find out the most popular music Genre for each country. We determine the </text:span></text:p>
          </draw:text-box>
        </draw:frame>
        <draw:frame draw:style-name="gr7" draw:text-style-name="P8" draw:layer="layout" svg:width="17.354cm" svg:height="0.497cm" svg:x="2.139cm" svg:y="21.264cm">
          <draw:text-box>
            <text:p text:style-name="P2"><text:span text:style-name="T5">most popular genre as the genre with the highest amount of purchases. Write a query </text:span></text:p>
          </draw:text-box>
        </draw:frame>
        <draw:frame draw:style-name="gr7" draw:text-style-name="P8" draw:layer="layout" svg:width="17.549cm" svg:height="0.497cm" svg:x="2.139cm" svg:y="21.959cm">
          <draw:text-box>
            <text:p text:style-name="P2"><text:span text:style-name="T5">that returns each country along with the top Genre. For countries where the maximum </text:span></text:p>
          </draw:text-box>
        </draw:frame>
        <draw:frame draw:style-name="gr7" draw:text-style-name="P8" draw:layer="layout" svg:width="9.76cm" svg:height="0.497cm" svg:x="2.139cm" svg:y="22.649cm">
          <draw:text-box>
            <text:p text:style-name="P2"><text:span text:style-name="T5">number of purchases is shared return all Genres </text:span></text:p>
          </draw:text-box>
        </draw:frame>
        <draw:frame draw:style-name="gr7" draw:text-style-name="P8" draw:layer="layout" svg:width="0.494cm" svg:height="0.497cm" svg:x="1.503cm" svg:y="23.343cm">
          <draw:text-box>
            <text:p text:style-name="P2"><text:span text:style-name="T5">3.</text:span></text:p>
          </draw:text-box>
        </draw:frame>
        <draw:frame draw:style-name="gr7" draw:text-style-name="P8" draw:layer="layout" svg:width="0.494cm" svg:height="0.556cm" svg:x="1.88cm" svg:y="23.266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7.536cm" svg:height="0.497cm" svg:x="2.139cm" svg:y="23.343cm">
          <draw:text-box>
            <text:p text:style-name="P2"><text:span text:style-name="T5">Write a query that determines the customer that has spent the most on music for each </text:span></text:p>
          </draw:text-box>
        </draw:frame>
        <draw:frame draw:style-name="gr7" draw:text-style-name="P8" draw:layer="layout" svg:width="17.261cm" svg:height="0.497cm" svg:x="2.139cm" svg:y="24.037cm">
          <draw:text-box>
            <text:p text:style-name="P2"><text:span text:style-name="T5">country. Write a query that returns the country along with the top customer and how </text:span></text:p>
          </draw:text-box>
        </draw:frame>
        <draw:frame draw:style-name="gr7" draw:text-style-name="P8" draw:layer="layout" svg:width="17.909cm" svg:height="0.497cm" svg:x="2.139cm" svg:y="24.731cm">
          <draw:text-box>
            <text:p text:style-name="P2"><text:span text:style-name="T5">much <text:s/>they <text:s/>spent. <text:s/>For <text:s/>countries <text:s/>where <text:s/>the <text:s/>top <text:s/>amount <text:s/>spent <text:s/>is <text:s/>shared, <text:s/>provide <text:s/>all </text:span></text:p>
          </draw:text-box>
        </draw:frame>
        <draw:frame draw:style-name="gr7" draw:text-style-name="P8" draw:layer="layout" svg:width="6.953cm" svg:height="0.497cm" svg:x="2.139cm" svg:y="25.418cm">
          <draw:text-box>
            <text:p text:style-name="P2"><text:span text:style-name="T5">customers who spent this amount </text:span></text:p>
          </draw:text-box>
        </draw:frame>
        <draw:frame draw:style-name="gr7" draw:text-style-name="P8" draw:layer="layout" svg:width="0.494cm" svg:height="0.497cm" svg:x="1.503cm" svg:y="26.396cm">
          <draw:text-box>
            <text:p text:style-name="P2"><text:span text:style-name="T5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6cm" fo:margin-bottom="1cm" fo:margin-left="0.6cm" fo:margin-right="0.6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22T17:51:20.424000000</dc:date>
    <meta:editing-duration>PT1M10S</meta:editing-duration>
    <meta:editing-cycles>1</meta:editing-cycles>
    <meta:document-statistic meta:object-count="62"/>
    <meta:generator>LibreOffice/7.5.0.3$Windows_X86_64 LibreOffice_project/c21113d003cd3efa8c53188764377a8272d9d6de</meta:generator>
  </office:meta>
</office:document-meta>
</file>